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6.522cm" table:align="center" style:writing-mode="lr-tb"/>
    </style:style>
    <style:style style:name="Таблица1.A" style:family="table-column">
      <style:table-column-properties style:column-width="5.002cm"/>
    </style:style>
    <style:style style:name="Таблица1.B" style:family="table-column">
      <style:table-column-properties style:column-width="1.251cm"/>
    </style:style>
    <style:style style:name="Таблица1.C" style:family="table-column">
      <style:table-column-properties style:column-width="1cm"/>
    </style:style>
    <style:style style:name="Таблица1.G" style:family="table-column">
      <style:table-column-properties style:column-width="6.26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7.648cm" fo:margin-left="0.552cm" table:align="left" style:writing-mode="lr-tb"/>
    </style:style>
    <style:style style:name="Таблица2.A" style:family="table-column">
      <style:table-column-properties style:column-width="6.44cm"/>
    </style:style>
    <style:style style:name="Таблица2.B" style:family="table-column">
      <style:table-column-properties style:column-width="11.20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1.988cm" fo:keep-together="auto"/>
    </style:style>
    <style:style style:name="Таблица2.3" style:family="table-row">
      <style:table-row-properties style:min-row-height="2.351cm" fo:keep-together="auto"/>
    </style:style>
    <style:style style:name="Таблица3" style:family="table">
      <style:table-properties style:width="17.648cm" fo:margin-left="0.552cm" table:align="left" style:writing-mode="lr-tb"/>
    </style:style>
    <style:style style:name="Таблица3.A" style:family="table-column">
      <style:table-column-properties style:column-width="5.191cm"/>
    </style:style>
    <style:style style:name="Таблица3.B" style:family="table-column">
      <style:table-column-properties style:column-width="12.45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0.917cm" fo:keep-together="auto"/>
    </style:style>
    <style:style style:name="Таблица3.3" style:family="table-row">
      <style:table-row-properties style:min-row-height="1.319cm" fo:keep-together="auto"/>
    </style:style>
    <style:style style:name="Таблица3.4" style:family="table-row">
      <style:table-row-properties style:min-row-height="3.575cm" fo:keep-together="auto"/>
    </style:style>
    <style:style style:name="Таблица4" style:family="table">
      <style:table-properties style:width="17.648cm" fo:margin-left="0.552cm" table:align="left" style:writing-mode="lr-tb"/>
    </style:style>
    <style:style style:name="Таблица4.A" style:family="table-column">
      <style:table-column-properties style:column-width="5.191cm"/>
    </style:style>
    <style:style style:name="Таблица4.B" style:family="table-column">
      <style:table-column-properties style:column-width="12.45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2.238cm" fo:keep-together="auto"/>
    </style:style>
    <style:style style:name="Таблица4.3" style:family="table-row">
      <style:table-row-properties style:min-row-height="0.764cm" fo:keep-together="auto"/>
    </style:style>
    <style:style style:name="Таблица4.4" style:family="table-row">
      <style:table-row-properties style:min-row-height="2.429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text-properties style:font-name="Times New Roman" fo:font-size="12pt" fo:language="en" fo:country="US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style:font-size-asian="12pt" style:font-name-complex="Times New Roman" style:font-size-complex="12pt"/>
    </style:style>
    <style:style style:name="P11" style:family="paragraph" style:parent-style-name="Standard">
      <style:paragraph-properties fo:margin-left="0.751cm" fo:margin-right="0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Абзац_20_списка"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Абзац_20_списка">
      <style:paragraph-properties fo:margin-left="0cm" fo:margin-right="0cm" fo:margin-top="0cm" fo:margin-bottom="0cm" style:contextual-spacing="true" fo:line-height="100%" fo:text-indent="0cm" style:auto-text-indent="false"/>
    </style:style>
    <style:style style:name="P15" style:family="paragraph" style:parent-style-name="Абзац_20_списка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</style:style>
    <style:style style:name="P16" style:family="paragraph" style:parent-style-name="Абзац_20_списка">
      <style:paragraph-properties fo:margin-left="0cm" fo:margin-right="0cm" fo:margin-top="0cm" fo:margin-bottom="0cm" style:contextual-spacing="true" fo:line-height="100%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7" style:family="paragraph" style:parent-style-name="Абзац_20_списка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8" style:family="paragraph" style:parent-style-name="Абзац_20_списка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19" style:family="paragraph" style:parent-style-name="Абзац_20_списка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>
        <style:tab-stops>
          <style:tab-stop style:position="0.309cm" style:type="center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20" style:family="paragraph" style:parent-style-name="Абзац_20_списка">
      <style:paragraph-properties fo:margin-left="0cm" fo:margin-right="0cm" fo:margin-top="0cm" fo:margin-bottom="0cm" style:contextual-spacing="true" fo:line-height="100%" fo:text-indent="0cm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21" style:family="paragraph" style:parent-style-name="Абзац_20_списка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22" style:family="paragraph" style:parent-style-name="Абзац_20_списка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 style:snap-to-layout-grid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23" style:family="paragraph" style:parent-style-name="Абзац_20_списка">
      <style:paragraph-properties fo:margin-left="0cm" fo:margin-right="0cm" fo:margin-top="0cm" fo:margin-bottom="0cm" style:contextual-spacing="true" fo:line-height="100%" fo:text-indent="0cm" style:auto-text-indent="false">
        <style:tab-stops>
          <style:tab-stop style:position="0.309cm" style:type="center"/>
        </style:tab-stops>
      </style:paragraph-properties>
      <style:text-properties style:font-name="Times New Roman" fo:font-size="10pt" fo:language="en" fo:country="US" style:font-size-asian="10pt" style:font-name-complex="Times New Roman" style:font-size-complex="10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0pt" style:font-size-asian="10pt" style:font-name-complex="Times New Roman" style:font-size-complex="10pt"/>
    </style:style>
    <style:style style:name="T7" style:family="text">
      <style:text-properties style:font-name="Times New Roman" fo:font-size="10pt" fo:language="en" fo:country="US" style:font-size-asian="10pt" style:font-name-complex="Times New Roman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Magic</text:span><text:span text:style-name="T1"> </text:span><text:span text:style-name="T3">Storm</text:span></text:p>
      <text:p text:style-name="Standard"><text:span text:style-name="T4">Magic</text:span><text:span text:style-name="T5"> </text:span><text:span text:style-name="T4">Storm</text:span><text:span text:style-name="T5"> – это стратегическая игра, в которой на специальной карте сражаются два мага, каждый из которых управляется искусственным интеллектом (программой, написанной участниками). Соревнование заключается в том, чтобы написать стратегию для игры, которая затем сразится со стратегиями других участников.</text:span></text:p>
      <text:p text:style-name="Standard"><text:span text:style-name="T5">Программа-сервер </text:span><text:span text:style-name="T4">MagicStorm</text:span><text:span text:style-name="T5">.</text:span><text:span text:style-name="T4">exe</text:span><text:span text:style-name="T5"> представляет собой систему визуализации, которая позволяет в реальном времени проигрывать бои между стратегиями. Сервер хранит состояние игрового мира, осуществляет ходы, запрошенные программами-игроками, следит за соблюдением правил игры и выводит полную информацию о ходе боя на экран. <text:s/></text:span></text:p>
      <text:p text:style-name="Standard"><text:span text:style-name="T5">Программа-игрок должна реализовывать стратегию. Суть написания стратегии в том, что программа, получив на вход информацию о текущем состоянии игры, выводит информацию об ответном ходе. Взаимодействие программы-сервера с программами игроков происходит следующим образом. Во время очередного хода сервер создает в директории программы-игрока файл </text:span><text:span text:style-name="T4">input</text:span><text:span text:style-name="T5">.</text:span><text:span text:style-name="T4">txt</text:span><text:span text:style-name="T5"> с входными данными и запускает эту программу на выполнение. Программа-игрок должна вывести в </text:span><text:span text:style-name="T4">output</text:span><text:span text:style-name="T5">.</text:span><text:span text:style-name="T4">txt</text:span><text:span text:style-name="T5"> информацию о ходе. Задача участников – до конца соревнований предоставить исполняемый .</text:span><text:span text:style-name="T4">exe</text:span><text:span text:style-name="T5"> файл, который будет совершать ходы по правилам игры. Время на выполнение программы – 2 секунды, память – 256 Мб.</text:span></text:p>
      <text:p text:style-name="Standard"><text:span text:style-name="T5">Перед прочтением правил, мы рекомендуем участникам запустить сервер в ручном режиме (выставив напротив обоих игроков галочки «Человек»). В этом режиме вы можете совершать ходы с помощью клавиатуры, что позволит вам увидеть, как работает то или иное действие.</text:span></text:p>
      <text:p text:style-name="P2"/>
      <text:p text:style-name="P4">Игровой мир</text:p>
      <text:p text:style-name="Standard"><text:span text:style-name="T5">Игровой мир состоит из 16 горизонтально расположенных клеток и двух магов. 4 клетки слева и 4 клетки справа – это «база» соответствующего мага, 8 клеток в середине – нейтральная территория. Каждый маг занимает одну клетку. Маги могут перемещаться по своей базе и нейтральным клеткам. При этом, если перемещению мешает противник, маг останавливается в клетке перед ним. </text:span></text:p>
      <text:p text:style-name="P2">За один ход маг совершает одно магическое действие, после чего ход переходит к его противнику. </text:p>
      <text:p text:style-name="Standard"><text:span text:style-name="T5">На магические действия расходуются ресурсы. В игре существует 4 вида ресурсов – огонь, вода, земля и воздух. Маг получает некоторое количество случайного ресурса, если на своем ходе совершает перемещение в любую свободную клетку карты. <text:s/></text:span></text:p>
      <text:p text:style-name="P2">Каждый маг имеет показатель здоровья. Маг проигрывает бой, если после очередного хода противника его здоровье падает до нуля, или он оказывается за пределами карты и падает в пропасть. Если лимит ходов исчерпан, но оба мага удержались на карте и имеют показатели здоровья, большие нуля, выигрывает тот маг, у которого осталось больше здоровья.</text:p>
      <text:p text:style-name="P2"/>
      <text:p text:style-name="P2"/>
      <text:p text:style-name="P1"><text:soft-page-break/><text:span text:style-name="T2"><text:s/></text:span><text:span text:style-name="T1">Список магических действий.</text:span></text:p>
      <text:p text:style-name="Standard"><text:span text:style-name="T5">Действие задается одним или двумя числами. Первое из них – номер действия, второе – параметр (если требуется). Любое действие возможно лишь в том случае, если вы имеете достаточно ресурсов для него. </text:span></text:p>
      <text:p text:style-name="Standard"><text:span text:style-name="T5">Ниже приведена сводная таблица действий, а после <text:s/>– отдельное описание каждого действия. </text:span></text:p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4"/>
        <table:table-column table:style-name="Таблица1.G"/>
        <table:table-row table:style-name="Таблица1.1">
          <table:table-cell table:style-name="Таблица1.A1" table:number-rows-spanned="2" office:value-type="string">
            <text:p text:style-name="P17">Действие</text:p>
          </table:table-cell>
          <table:table-cell table:style-name="Таблица1.A1" table:number-rows-spanned="2" office:value-type="string">
            <text:p text:style-name="P17">Урон</text:p>
          </table:table-cell>
          <table:table-cell table:style-name="Таблица1.A1" table:number-columns-spanned="4" office:value-type="string">
            <text:p text:style-name="P17">Цена</text:p>
          </table:table-cell>
          <table:covered-table-cell/>
          <table:covered-table-cell/>
          <table:covered-table-cell/>
          <table:table-cell table:style-name="Таблица1.G1" table:number-rows-spanned="2" office:value-type="string">
            <text:p text:style-name="P17">Параметр</text:p>
          </table:table-cell>
        </table:table-row>
        <table:table-row table:style-name="Таблица1.1">
          <table:covered-table-cell/>
          <table:covered-table-cell/>
          <table:table-cell table:style-name="Таблица1.A2" office:value-type="string">
            <text:p text:style-name="P17">огонь</text:p>
          </table:table-cell>
          <table:table-cell table:style-name="Таблица1.A2" office:value-type="string">
            <text:p text:style-name="P17">вода</text:p>
          </table:table-cell>
          <table:table-cell table:style-name="Таблица1.A2" office:value-type="string">
            <text:p text:style-name="P17">земля</text:p>
          </table:table-cell>
          <table:table-cell table:style-name="Таблица1.A2" office:value-type="string">
            <text:p text:style-name="P17">воздух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16">0. Перемещение</text:p>
          </table:table-cell>
          <table:table-cell table:style-name="Таблица1.A2" office:value-type="string">
            <text:p text:style-name="P17">-</text:p>
          </table:table-cell>
          <table:table-cell table:style-name="Таблица1.A2" table:number-columns-spanned="4" office:value-type="string">
            <text:p text:style-name="P17">бесплатно</text:p>
          </table:table-cell>
          <table:covered-table-cell/>
          <table:covered-table-cell/>
          <table:covered-table-cell/>
          <table:table-cell table:style-name="Таблица1.G2" office:value-type="string">
            <text:p text:style-name="P16">Клетка, к которой стремимся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6">1. Стена</text:span></text:p>
          </table:table-cell>
          <table:table-cell table:style-name="Таблица1.A2" office:value-type="string">
            <text:p text:style-name="P17">-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21">8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G2" office:value-type="string">
            <text:p text:style-name="P16">Клетка, перед которой создаем стену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6">2. Планирование ресурсов</text:span></text:p>
          </table:table-cell>
          <table:table-cell table:style-name="Таблица1.A2" office:value-type="string">
            <text:p text:style-name="P17">-</text:p>
          </table:table-cell>
          <table:table-cell table:style-name="Таблица1.A2" office:value-type="string">
            <text:p text:style-name="P17">4</text:p>
          </table:table-cell>
          <table:table-cell table:style-name="Таблица1.A2" office:value-type="string">
            <text:p text:style-name="P17">4</text:p>
          </table:table-cell>
          <table:table-cell table:style-name="Таблица1.A2" office:value-type="string">
            <text:p text:style-name="P17">4</text:p>
          </table:table-cell>
          <table:table-cell table:style-name="Таблица1.A2" office:value-type="string">
            <text:p text:style-name="P17">4</text:p>
          </table:table-cell>
          <table:table-cell table:style-name="Таблица1.G2" office:value-type="string">
            <text:p text:style-name="P16">Номер стихии (1-4)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6">3. Кулак</text:span></text:p>
          </table:table-cell>
          <table:table-cell table:style-name="Таблица1.A2" office:value-type="string">
            <text:p text:style-name="P17">2-4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7">4</text:p>
          </table:table-cell>
          <table:table-cell table:style-name="Таблица1.A2" office:value-type="string">
            <text:p text:style-name="P18"/>
          </table:table-cell>
          <table:table-cell table:style-name="Таблица1.G2" office:value-type="string">
            <text:p text:style-name="P16">-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6">4. Энергетический шар</text:span></text:p>
          </table:table-cell>
          <table:table-cell table:style-name="Таблица1.A2" office:value-type="string">
            <text:p text:style-name="P21">6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23"><text:tab/></text:p>
          </table:table-cell>
          <table:table-cell table:style-name="Таблица1.A2" office:value-type="string">
            <text:p text:style-name="P19">12</text:p>
          </table:table-cell>
          <table:table-cell table:style-name="Таблица1.G2" office:value-type="string">
            <text:p text:style-name="P16">-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6">5. Взрыв</text:span></text:p>
          </table:table-cell>
          <table:table-cell table:style-name="Таблица1.A2" office:value-type="string">
            <text:p text:style-name="P17">6</text:p>
          </table:table-cell>
          <table:table-cell table:style-name="Таблица1.A2" office:value-type="string">
            <text:p text:style-name="P17">16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G2" office:value-type="string">
            <text:p text:style-name="P16">Клетка, которую взрываем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6">6. Растущий булыжник</text:span></text:p>
          </table:table-cell>
          <table:table-cell table:style-name="Таблица1.A2" office:value-type="string">
            <text:p text:style-name="P15"><text:span text:style-name="T6">1-15</text:span>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21">16</text:p>
          </table:table-cell>
          <table:table-cell table:style-name="Таблица1.A2" office:value-type="string">
            <text:p text:style-name="P18"/>
          </table:table-cell>
          <table:table-cell table:style-name="Таблица1.G2" office:value-type="string">
            <text:p text:style-name="P16">-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6">7. Пламя</text:span></text:p>
          </table:table-cell>
          <table:table-cell table:style-name="Таблица1.A2" office:value-type="string">
            <text:p text:style-name="P15"><text:span text:style-name="T7">8x3</text:span></text:p>
          </table:table-cell>
          <table:table-cell table:style-name="Таблица1.A2" office:value-type="string">
            <text:p text:style-name="P17">28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G2" office:value-type="string">
            <text:p text:style-name="P16">Клетка – центр пламени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6">8. Молния</text:span></text:p>
          </table:table-cell>
          <table:table-cell table:style-name="Таблица1.A2" office:value-type="string">
            <text:p text:style-name="P21">35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5"><text:span text:style-name="T6">2</text:span><text:span text:style-name="T7">4</text:span>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G2" office:value-type="string">
            <text:p text:style-name="P16">Клетка – место удара молнии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6">9. Ветер</text:span></text:p>
          </table:table-cell>
          <table:table-cell table:style-name="Таблица1.A2" office:value-type="string">
            <text:p text:style-name="P17">-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21">16</text:p>
          </table:table-cell>
          <table:table-cell table:style-name="Таблица1.G2" office:value-type="string">
            <text:p text:style-name="P16">-</text:p>
          </table:table-cell>
        </table:table-row>
      </table:table>
      <text:p text:style-name="P6"/>
      <text:p text:style-name="Standard"><text:span text:style-name="T1">Перемещение. </text:span><text:span text:style-name="T5">Перемещает мага в указанную клетку. Ограничение! Вперед можно двигаться максимум на одну клетку. </text:span></text:p>
      <text:p text:style-name="Standard"><text:span text:style-name="T1">Стена. </text:span><text:span text:style-name="T5">Создает перед выбранной клеткой стену. Стена очень хрупкая и исчезает после любого контакта. При контакте с магом она останавливает перемещение мага. Также удачно расположенная стена может защитить мага от атакующих заклинаний: «энергетический шар», «растущий булыжник», «взрыв». </text:span></text:p>
      <text:p text:style-name="Standard"><text:span text:style-name="T1">Планирование ресурсов. </text:span><text:span text:style-name="T5">Изначально вы получаете каждый из ресурсов с вероятностью 25%. Это действие до конца игры увеличивает вероятность выпадения выбранного ресурса на 15%. Например, при первом применении вероятности выпадения станут равны 40%, 20%, 20%, 20%. Параметр задает стихию: 1 – огонь, 2 – вода, 3 – земля, 4 – воздух.</text:span></text:p>
      <text:p text:style-name="Standard"><text:span text:style-name="T1">Кулак. </text:span><text:span text:style-name="T5">Наносит противнику случайный урон в диапазоне 2-4. Нет защиты.</text:span></text:p>
      <text:p text:style-name="Standard"><text:span text:style-name="T1">Энергетический шар. </text:span><text:span text:style-name="T5">Ваш маг бросает энергетический шар в мага противника, нанося ему урон. Если между магами есть стена, шар разрушается при контакте и не наносит урона.</text:span></text:p>
      <text:p text:style-name="Standard"><text:span text:style-name="T1">Взрыв. </text:span><text:span text:style-name="T5">Уничтожает рядом стоящие стены. Если в соседней клетке стоял маг, не защищенный стеной, он получает урон и взрывной волной отбрасывается на 1 клетку от взрыва. Будьте внимательны! Взрывать клетки, в которых уже находится ваш маг или маг противника, запрещено!</text:span></text:p>
      <text:p text:style-name="Standard"><text:span text:style-name="T1">Растущий булыжник.</text:span><text:span text:style-name="T5"> Ваш маг катит в сторону противника булыжник, который с каждой клеткой увеличивается в размерах. Булыжник разрушается при контакте со стеной. Если булыжник докатывается до противника, он наносит ему урон, равный расстоянию в клетках между магами.</text:span></text:p>
      <text:p text:style-name="Standard"><text:soft-page-break/><text:span text:style-name="T1">Пламя. </text:span><text:span text:style-name="T5">Заклинание с отложенным действием, срабатывает после следующего хода противника. Создает пламя шириной в 3 клетки, с центром в выбранной. После каждого из 3 следующих ходов противника пламя наносит находящимся в зоне действия магам урон, и затем затухает. </text:span></text:p>
      <text:p text:style-name="Standard"><text:span text:style-name="T1">Молния.</text:span><text:span text:style-name="T5"> Заклинание с отложенным действием. Срабатывает после 5 ходов противника. Молния бьет в выбранную клетку, и, если в ней оказался маг, наносит ему существенный урон.</text:span></text:p>
      <text:p text:style-name="Standard"><text:span text:style-name="T1">Ветер. </text:span><text:span text:style-name="T5">Сдвигает противника на 2 клетки в сторону края.</text:span></text:p>
      <text:p text:style-name="P1"><text:span text:style-name="T1">Параметры игры</text:span></text:p>
      <text:p text:style-name="P2">Стартовые позиции магов – две центральные клетки.</text:p>
      <text:p text:style-name="P2">Стартовое количество ресурсов каждой стихии – 10.</text:p>
      <text:p text:style-name="P2">Прирост ресурсов – 12, если маг находится на своей базе, 10 – на нейтральной территории.</text:p>
      <text:p text:style-name="Standard"><text:span text:style-name="T5">Стартовые показатели здоровья – 100.</text:span></text:p>
      <text:p text:style-name="P2">Лимит ходов – 100.</text:p>
      <text:p text:style-name="P4">Формат входных и выходных данных.</text:p>
      <text:p text:style-name="Standard"><text:span text:style-name="T1">Формат входного файла </text:span><text:span text:style-name="T3">input</text:span><text:span text:style-name="T1">.</text:span><text:span text:style-name="T3">txt</text:span><text:span text:style-name="T1">:</text:span></text:p>
      <text:p text:style-name="Standard"><text:span text:style-name="T5">В первой строке записано одно число – номер хода. Вторая строка содержит информацию о вашем маге, третья – о маге противника. Строки состоят из 9 целых чисел, разделенных пробелом. Первое число – позиция мага, второе – здоровье. Следующие 4 числа – количество ресурсов (огонь, вода, <text:s/>земля, <text:s/>воздух соответственно). Следующие 3 числа – номера трех последних действий, совершенных магом, или -1, если действия не было. </text:span></text:p>
      <text:p text:style-name="Standard"><text:span text:style-name="T5">Важное замечание: вам не нужно отдельно рассматривать случаи для стартовой позиции вашего мага слева или справа. Для мага, начинающего слева, отчет клеток ведется слева направо, а для мага, начинающего справа <text:s/>- справа налево. Другими словами, ваш маг всегда начинает в клетке с номером 7, и стратегия будет работать одинаково независимо от его визуальной стартовой позиции.</text:span></text:p>
      <text:p text:style-name="Standard"><text:span text:style-name="T5">Примеры входных файлов </text:span><text:span text:style-name="T4">input</text:span><text:span text:style-name="T5">.</text:span><text:span text:style-name="T4">txt</text:span><text:span text:style-name="T5">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">Содержание файла</text:p>
          </table:table-cell>
          <table:table-cell table:style-name="Таблица2.B1" office:value-type="string">
            <text:p text:style-name="P8">Комментарий</text:p>
          </table:table-cell>
        </table:table-row>
        <table:table-row table:style-name="Таблица2.2">
          <table:table-cell table:style-name="Таблица2.A1" office:value-type="string">
            <text:p text:style-name="P8">0 </text:p>
            <text:p text:style-name="P7"><text:span text:style-name="T5">7 100 10 10 10 10 -1 -1 -1</text:span></text:p>
            <text:p text:style-name="P7"><text:span text:style-name="T5">8 100 10 10 10 10 -1 -1 -1</text:span></text:p>
          </table:table-cell>
          <table:table-cell table:style-name="Таблица2.B1" office:value-type="string">
            <text:p text:style-name="P8">Первый ход. </text:p>
          </table:table-cell>
        </table:table-row>
        <table:table-row table:style-name="Таблица2.3">
          <table:table-cell table:style-name="Таблица2.A1" office:value-type="string">
            <text:p text:style-name="P8">15 </text:p>
            <text:p text:style-name="P7"><text:span text:style-name="T5">3 70 12 14 20 20 -1 0 5</text:span></text:p>
            <text:p text:style-name="P7"><text:span text:style-name="T5">10 65 10 10 46 32 8 1 1</text:span></text:p>
          </table:table-cell>
          <table:table-cell table:style-name="Таблица2.B1" office:value-type="string">
            <text:p text:style-name="P7"><text:span text:style-name="T5">16-й ход. Один из вариантов развития событий. На прошлом ходу противник вызвал молнию, а двумя ходами ранее строил стены. Ваш предыдущий ход не засчитан, а перед этим вы использовали «перемещение» и «взрыв».</text:span></text:p>
          </table:table-cell>
        </table:table-row>
      </table:table>
      <text:p text:style-name="P11"/>
      <text:p text:style-name="Standard"><text:span text:style-name="T1">Формат выходного файла </text:span><text:span text:style-name="T3">output</text:span><text:span text:style-name="T1">.</text:span><text:span text:style-name="T3">txt</text:span><text:span text:style-name="T1">:</text:span><text:span text:style-name="T5"> </text:span></text:p>
      <text:p text:style-name="Standard"><text:soft-page-break/><text:span text:style-name="T5">В выходной файл выведите несколько строк, содержащих информацию об основном и «запасных» ходах. Если основной ход не корректен (например, нехватка ресурсов, установка стены в то место, где уже находится другая стена), сервер пробует совершить ход, записанный во второй строке, затем в третьей и так далее. </text:span></text:p>
      <text:p text:style-name="Standard"><text:span text:style-name="T5">Описание хода состоит из одного или двух чисел – номера действия и параметра (если он нужен для данного действия).</text:span></text:p>
      <text:p text:style-name="Standard"><text:span text:style-name="T5">Примеры выходных файлов </text:span><text:span text:style-name="T4">output</text:span><text:span text:style-name="T5">.</text:span><text:span text:style-name="T4">txt</text:span><text:span text:style-name="T5">: 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8">Содержание файла</text:p>
          </table:table-cell>
          <table:table-cell table:style-name="Таблица3.B1" office:value-type="string">
            <text:p text:style-name="P8">Комментарий</text:p>
          </table:table-cell>
        </table:table-row>
        <table:table-row table:style-name="Таблица3.2">
          <table:table-cell table:style-name="Таблица3.A1" office:value-type="string">
            <text:p text:style-name="P8">5 8</text:p>
            <text:p text:style-name="P8"/>
          </table:table-cell>
          <table:table-cell table:style-name="Таблица3.B1" office:value-type="string">
            <text:p text:style-name="P8">Взрыв клетки с номером 8, запасных ходов нет.</text:p>
          </table:table-cell>
        </table:table-row>
        <table:table-row table:style-name="Таблица3.3">
          <table:table-cell table:style-name="Таблица3.A1" office:value-type="string">
            <text:p text:style-name="P8">0 2</text:p>
            <text:p text:style-name="P8">3</text:p>
          </table:table-cell>
          <table:table-cell table:style-name="Таблица3.B1" office:value-type="string">
            <text:p text:style-name="P7"><text:span text:style-name="T5">Игрок создает стену, защищающую его от падения в пропасть, а в качестве запасного хода использует кулак.</text:span></text:p>
          </table:table-cell>
        </table:table-row>
        <table:table-row table:style-name="Таблица3.4">
          <table:table-cell table:style-name="Таблица3.A1" office:value-type="string">
            <text:p text:style-name="P8">2 4</text:p>
            <text:p text:style-name="P8">6</text:p>
            <text:p text:style-name="P8">8 1</text:p>
            <text:p text:style-name="P8">4</text:p>
            <text:p text:style-name="P8">0 7</text:p>
            <text:p text:style-name="P8">0 5</text:p>
          </table:table-cell>
          <table:table-cell table:style-name="Таблица3.B1" office:value-type="string">
            <text:p text:style-name="P8">Несколько запасных ходов. </text:p>
          </table:table-cell>
        </table:table-row>
      </table:table>
      <text:p text:style-name="P5"/>
      <text:p text:style-name="P4">Дополнительные возможности.</text:p>
      <text:p text:style-name="P3">Помощь в отладке.</text:p>
      <text:p text:style-name="Standard"><text:span text:style-name="T5">В программе </text:span><text:span text:style-name="T4">MagicStorm</text:span><text:span text:style-name="T5"> во время боя вы можете скопировать в буфер обмена содержание файлов </text:span><text:span text:style-name="T4">input</text:span><text:span text:style-name="T5">.</text:span><text:span text:style-name="T4">txt</text:span><text:span text:style-name="T5"> и </text:span><text:span text:style-name="T4">output</text:span><text:span text:style-name="T5">.</text:span><text:span text:style-name="T4">txt</text:span><text:span text:style-name="T5"> для любого из прошедших ходов. Последовательность действий: </text:span></text:p>
      <text:p text:style-name="Standard"><text:span text:style-name="T5">[Нажмите и удерживайте клавишу </text:span><text:span text:style-name="T4">I</text:span><text:span text:style-name="T5"> или </text:span><text:span text:style-name="T4">O</text:span><text:span text:style-name="T5"> (для </text:span><text:span text:style-name="T4">input</text:span><text:span text:style-name="T5"> и </text:span><text:span text:style-name="T4">output</text:span><text:span text:style-name="T5">)]</text:span></text:p>
      <text:p text:style-name="Standard"><text:span text:style-name="T4">[</text:span><text:span text:style-name="T5">Наберите цифрами номер хода</text:span><text:span text:style-name="T4">]</text:span></text:p>
      <text:p text:style-name="Standard"><text:span text:style-name="T4">[</text:span><text:span text:style-name="T5">Отпустите клавишу </text:span><text:span text:style-name="T4">I\O]</text:span></text:p>
      <text:p text:style-name="Standard"><text:span text:style-name="T5">[Откройте текстовый редактор и вставьте в него содержимое буфера обмена (</text:span><text:span text:style-name="T4">CTRL</text:span><text:span text:style-name="T5">+</text:span><text:span text:style-name="T4">V</text:span><text:span text:style-name="T5">)]</text:span></text:p>
      <text:p text:style-name="Standard"><text:span text:style-name="T1">Запоминание.</text:span><text:span text:style-name="T5"> </text:span></text:p>
      <text:p text:style-name="Standard"><text:span text:style-name="T5">Для написания сложной стратегии иногда требуется сохранить какую-либо информацию между ходами. Для этого в </text:span><text:span text:style-name="T4">output</text:span><text:span text:style-name="T5">.</text:span><text:span text:style-name="T4">txt</text:span><text:span text:style-name="T5"> после списка ходов вы можете вывести строку, содержащую слово «</text:span><text:span text:style-name="T4">memory</text:span><text:span text:style-name="T5">» (без кавычек). Эта строка (без слова «</text:span><text:span text:style-name="T4">memory</text:span><text:span text:style-name="T5">») будет передана вашей программе в </text:span><text:span text:style-name="T4">input</text:span><text:span text:style-name="T5">.</text:span><text:span text:style-name="T4">txt</text:span><text:span text:style-name="T5"> на следующем ходу. Чтобы просигнализировать вашей программе, что </text:span><text:span text:style-name="T4">input</text:span><text:span text:style-name="T5">.</text:span><text:span text:style-name="T4">txt</text:span><text:span text:style-name="T5"> содержит дополнительную строку, в строке, содержащей информацию о вашем маге, вместо третьего действия будет записано число -2. Пожалуйста, внимательно изучите пример.</text:span></text:p>
      <text:p text:style-name="P5"/>
      <text:p text:style-name="P5"/>
      <table:table table:name="Таблица4" table:style-name="Таблица4">
        <table:table-column table:style-name="Таблица4.A"/>
        <table:table-column table:style-name="Таблица4.B"/>
        <text:soft-page-break/>
        <table:table-row table:style-name="Таблица4.1">
          <table:table-cell table:style-name="Таблица4.A1" office:value-type="string">
            <text:p text:style-name="P10">output.txt</text:p>
          </table:table-cell>
          <table:table-cell table:style-name="Таблица4.B1" office:value-type="string">
            <text:p text:style-name="P9"/>
          </table:table-cell>
        </table:table-row>
        <table:table-row table:style-name="Таблица4.2">
          <table:table-cell table:style-name="Таблица4.A1" office:value-type="string">
            <text:p text:style-name="P8">2 4</text:p>
            <text:p text:style-name="P8">6</text:p>
            <text:p text:style-name="P8">8 1</text:p>
            <text:p text:style-name="P10">120 130 90 memory</text:p>
          </table:table-cell>
          <table:table-cell table:style-name="Таблица4.B1" office:value-type="string">
            <text:p text:style-name="P7"><text:span text:style-name="T5">14-й ход. Последняя строка содержит слово «</text:span><text:span text:style-name="T4">memory</text:span><text:span text:style-name="T5">», поэтому будет передана вашей программе на следующем ходу. Слово «</text:span><text:span text:style-name="T4">memory</text:span><text:span text:style-name="T5">» может находиться в любом месте строки.</text:span></text:p>
          </table:table-cell>
        </table:table-row>
        <table:table-row table:style-name="Таблица4.3">
          <table:table-cell table:style-name="Таблица4.A1" office:value-type="string">
            <text:p text:style-name="P7"><text:span text:style-name="T5">Последующий </text:span><text:span text:style-name="T4">input</text:span><text:span text:style-name="T5">.</text:span><text:span text:style-name="T4">txt</text:span></text:p>
          </table:table-cell>
          <table:table-cell table:style-name="Таблица4.B1" office:value-type="string">
            <text:p text:style-name="P9"/>
          </table:table-cell>
        </table:table-row>
        <table:table-row table:style-name="Таблица4.4">
          <table:table-cell table:style-name="Таблица4.A1" office:value-type="string">
            <text:p text:style-name="P7"><text:span text:style-name="T5">16</text:span></text:p>
            <text:p text:style-name="P7"><text:span text:style-name="T5">3 70 12 14 20 20 <text:s/>4 2 -2</text:span></text:p>
            <text:p text:style-name="P7"><text:span text:style-name="T5">10 55 10 10 46 32 8 1 1</text:span></text:p>
            <text:p text:style-name="P7"><text:span text:style-name="T5">120</text:span><text:span text:style-name="T4"> </text:span><text:span text:style-name="T5">130 9</text:span><text:span text:style-name="T4">0</text:span><text:span text:style-name="T5"> </text:span></text:p>
          </table:table-cell>
          <table:table-cell table:style-name="Таблица4.B1" office:value-type="string">
            <text:p text:style-name="P7"><text:span text:style-name="T5">Четвертая строка содержит сохраненную строку. Число «-2» сигнализирует об этом вашей программе. <text:s/></text:span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01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1</meta:initial-creator>
    <meta:creation-date>2014-08-29T00:43:00</meta:creation-date>
    <dc:creator>qq</dc:creator>
    <dc:date>2015-02-27T19:55:00</dc:date>
    <meta:editing-cycles>16</meta:editing-cycles>
    <meta:editing-duration>PT8H50M</meta:editing-duration>
    <meta:document-statistic meta:table-count="4" meta:image-count="0" meta:object-count="0" meta:page-count="5" meta:paragraph-count="135" meta:word-count="1308" meta:character-count="8813" meta:non-whitespace-character-count="7579"/>
    <meta:generator>LibreOffice/4.1.4.2$Windows_x86 LibreOffice_project/0a0440ccc0227ad9829de5f46be37cfb6edcf72</meta:generator>
  </office:meta>
</office:document-meta>
</file>